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11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/>
      <table:table table:name="cross-s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uclide</text:p>
          </table:table-cell>
          <table:table-cell table:style-name="ce2" office:value-type="string" calcext:value-type="string">
            <text:p>νσ_f</text:p>
          </table:table-cell>
          <table:table-cell table:style-name="ce2" office:value-type="string" calcext:value-type="string">
            <text:p>σ_f</text:p>
          </table:table-cell>
          <table:table-cell table:style-name="ce2" office:value-type="string" calcext:value-type="string">
            <text:p>σ_a</text:p>
          </table:table-cell>
          <table:table-cell table:style-name="ce2" office:value-type="string" calcext:value-type="string">
            <text:p>σ_t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-235</text:p>
          </table:table-cell>
          <table:table-cell table:style-name="ce3" office:value-type="float" office:value="5.297" calcext:value-type="float">
            <text:p>5.297</text:p>
          </table:table-cell>
          <table:table-cell table:style-name="ce3" office:value-type="float" office:value="2.156" calcext:value-type="float">
            <text:p>2.156</text:p>
          </table:table-cell>
          <table:table-cell table:style-name="ce3" office:value-type="float" office:value="2.844" calcext:value-type="float">
            <text:p>2.844</text:p>
          </table:table-cell>
          <table:table-cell table:style-name="ce3" office:value-type="float" office:value="8.246" calcext:value-type="float">
            <text:p>8.24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-238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404" calcext:value-type="float">
            <text:p>0.404</text:p>
          </table:table-cell>
          <table:table-cell table:style-name="ce3" office:value-type="float" office:value="8.181" calcext:value-type="float">
            <text:p>8.181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re Lifetime [years]</text:p>
          </table:table-cell>
          <table:table-cell table:number-columns-repeated="7" office:value-type="string" calcext:value-type="string">
            <text:p>-----------</text:p>
          </table:table-cell>
          <table:table-cell table:number-columns-repeated="4" office:value-type="string" calcext:value-type="string">
            <text:p>----------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7846" calcext:value-type="float">
            <text:p>0.167846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91872" calcext:value-type="float">
            <text:p>0.191872</text:p>
          </table:table-cell>
          <table:table-cell office:value-type="float" office:value="0.203331" calcext:value-type="float">
            <text:p>0.203331</text:p>
          </table:table-cell>
          <table:table-cell office:value-type="float" office:value="0.214476" calcext:value-type="float">
            <text:p>0.214476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5945" calcext:value-type="float">
            <text:p>0.235945</text:p>
          </table:table-cell>
          <table:table-cell office:value-type="float" office:value="0.246318" calcext:value-type="float">
            <text:p>0.246318</text:p>
          </table:table-cell>
          <table:table-cell office:value-type="float" office:value="0.256477" calcext:value-type="float">
            <text:p>0.25647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33219" calcext:value-type="float">
            <text:p>0.133219</text:p>
          </table:table-cell>
          <table:table-cell office:value-type="float" office:value="0.142913" calcext:value-type="float">
            <text:p>0.142913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0.161384" calcext:value-type="float">
            <text:p>0.161384</text:p>
          </table:table-cell>
          <table:table-cell office:value-type="float" office:value="0.17023" calcext:value-type="float">
            <text:p>0.17023</text:p>
          </table:table-cell>
          <table:table-cell office:value-type="float" office:value="0.178851" calcext:value-type="float">
            <text:p>0.178851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03566" calcext:value-type="float">
            <text:p>0.20356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984255" calcext:value-type="float">
            <text:p>0.0984255</text:p>
          </table:table-cell>
          <table:table-cell office:value-type="float" office:value="0.107589" calcext:value-type="float">
            <text:p>0.107589</text:p>
          </table:table-cell>
          <table:table-cell office:value-type="float" office:value="0.116378" calcext:value-type="float">
            <text:p>0.116378</text:p>
          </table:table-cell>
          <table:table-cell office:value-type="float" office:value="0.124846" calcext:value-type="float">
            <text:p>0.124846</text:p>
          </table:table-cell>
          <table:table-cell office:value-type="float" office:value="0.133036" calcext:value-type="float">
            <text:p>0.133036</text:p>
          </table:table-cell>
          <table:table-cell office:value-type="float" office:value="0.140982" calcext:value-type="float">
            <text:p>0.140982</text:p>
          </table:table-cell>
          <table:table-cell office:value-type="float" office:value="0.148709" calcext:value-type="float">
            <text:p>0.148709</text:p>
          </table:table-cell>
          <table:table-cell office:value-type="float" office:value="0.156241" calcext:value-type="float">
            <text:p>0.156241</text:p>
          </table:table-cell>
          <table:table-cell office:value-type="float" office:value="0.163595" calcext:value-type="float">
            <text:p>0.163595</text:p>
          </table:table-cell>
          <table:table-cell office:value-type="float" office:value="0.170787" calcext:value-type="float">
            <text:p>0.170787</text:p>
          </table:table-cell>
          <table:table-cell office:value-type="float" office:value="0.177831" calcext:value-type="float">
            <text:p>0.17783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894255" calcext:value-type="float">
            <text:p>0.0894255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5736" calcext:value-type="float">
            <text:p>0.105736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20872" calcext:value-type="float">
            <text:p>0.120872</text:p>
          </table:table-cell>
          <table:table-cell office:value-type="float" office:value="0.12809" calcext:value-type="float">
            <text:p>0.12809</text:p>
          </table:table-cell>
          <table:table-cell office:value-type="float" office:value="0.135111" calcext:value-type="float">
            <text:p>0.13511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48636" calcext:value-type="float">
            <text:p>0.148636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157" calcext:value-type="float">
            <text:p>0.1615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830153" calcext:value-type="float">
            <text:p>0.0830153</text:p>
          </table:table-cell>
          <table:table-cell office:value-type="float" office:value="0.0907443" calcext:value-type="float">
            <text:p>0.0907443</text:p>
          </table:table-cell>
          <table:table-cell office:value-type="float" office:value="0.098157" calcext:value-type="float">
            <text:p>0.098157</text:p>
          </table:table-cell>
          <table:table-cell office:value-type="float" office:value="0.105299" calcext:value-type="float">
            <text:p>0.105299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0.118909" calcext:value-type="float">
            <text:p>0.118909</text:p>
          </table:table-cell>
          <table:table-cell office:value-type="float" office:value="0.125426" calcext:value-type="float">
            <text:p>0.125426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.137981" calcext:value-type="float">
            <text:p>0.137981</text:p>
          </table:table-cell>
          <table:table-cell office:value-type="float" office:value="0.144048" calcext:value-type="float">
            <text:p>0.144048</text:p>
          </table:table-cell>
          <table:table-cell office:value-type="float" office:value="0.149989" calcext:value-type="float">
            <text:p>0.14998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81204" calcext:value-type="float">
            <text:p>0.0781204</text:p>
          </table:table-cell>
          <table:table-cell office:value-type="float" office:value="0.0853937" calcext:value-type="float">
            <text:p>0.0853937</text:p>
          </table:table-cell>
          <table:table-cell office:value-type="float" office:value="0.0923692" calcext:value-type="float">
            <text:p>0.0923692</text:p>
          </table:table-cell>
          <table:table-cell office:value-type="float" office:value="0.0990906" calcext:value-type="float">
            <text:p>0.0990906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111897" calcext:value-type="float">
            <text:p>0.111897</text:p>
          </table:table-cell>
          <table:table-cell office:value-type="float" office:value="0.118031" calcext:value-type="float">
            <text:p>0.118031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141145" calcext:value-type="float">
            <text:p>0.14114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742077" calcext:value-type="float">
            <text:p>0.0742077</text:p>
          </table:table-cell>
          <table:table-cell office:value-type="float" office:value="0.0811167" calcext:value-type="float">
            <text:p>0.0811167</text:p>
          </table:table-cell>
          <table:table-cell office:value-type="float" office:value="0.0877429" calcext:value-type="float">
            <text:p>0.0877429</text:p>
          </table:table-cell>
          <table:table-cell office:value-type="float" office:value="0.0941275" calcext:value-type="float">
            <text:p>0.0941275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0.106293" calcext:value-type="float">
            <text:p>0.106293</text:p>
          </table:table-cell>
          <table:table-cell office:value-type="float" office:value="0.112119" calcext:value-type="float">
            <text:p>0.112119</text:p>
          </table:table-cell>
          <table:table-cell office:value-type="float" office:value="0.117797" calcext:value-type="float">
            <text:p>0.117797</text:p>
          </table:table-cell>
          <table:table-cell office:value-type="float" office:value="0.123342" calcext:value-type="float">
            <text:p>0.123342</text:p>
          </table:table-cell>
          <table:table-cell office:value-type="float" office:value="0.128765" calcext:value-type="float">
            <text:p>0.128765</text:p>
          </table:table-cell>
          <table:table-cell office:value-type="float" office:value="0.134075" calcext:value-type="float">
            <text:p>0.1340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09771" calcext:value-type="float">
            <text:p>0.0709771</text:p>
          </table:table-cell>
          <table:table-cell office:value-type="float" office:value="0.0775853" calcext:value-type="float">
            <text:p>0.0775853</text:p>
          </table:table-cell>
          <table:table-cell office:value-type="float" office:value="0.083923" calcext:value-type="float">
            <text:p>0.083923</text:p>
          </table:table-cell>
          <table:table-cell office:value-type="float" office:value="0.0900298" calcext:value-type="float">
            <text:p>0.0900298</text:p>
          </table:table-cell>
          <table:table-cell office:value-type="float" office:value="0.0959359" calcext:value-type="float">
            <text:p>0.0959359</text:p>
          </table:table-cell>
          <table:table-cell office:value-type="float" office:value="0.101665" calcext:value-type="float">
            <text:p>0.101665</text:p>
          </table:table-cell>
          <table:table-cell office:value-type="float" office:value="0.107238" calcext:value-type="float">
            <text:p>0.107238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28239" calcext:value-type="float">
            <text:p>0.12823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82444" calcext:value-type="float">
            <text:p>0.0682444</text:p>
          </table:table-cell>
          <table:table-cell office:value-type="float" office:value="0.0745982" calcext:value-type="float">
            <text:p>0.0745982</text:p>
          </table:table-cell>
          <table:table-cell office:value-type="float" office:value="0.080692" calcext:value-type="float">
            <text:p>0.080692</text:p>
          </table:table-cell>
          <table:table-cell office:value-type="float" office:value="0.0865636" calcext:value-type="float">
            <text:p>0.0865636</text:p>
          </table:table-cell>
          <table:table-cell office:value-type="float" office:value="0.0922424" calcext:value-type="float">
            <text:p>0.0922424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3109" calcext:value-type="float">
            <text:p>0.103109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18417" calcext:value-type="float">
            <text:p>0.118417</text:p>
          </table:table-cell>
          <table:table-cell office:value-type="float" office:value="0.123301" calcext:value-type="float">
            <text:p>0.12330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58893" calcext:value-type="float">
            <text:p>0.0658893</text:p>
          </table:table-cell>
          <table:table-cell office:value-type="float" office:value="0.0720238" calcext:value-type="float">
            <text:p>0.0720238</text:p>
          </table:table-cell>
          <table:table-cell office:value-type="float" office:value="0.0779072" calcext:value-type="float">
            <text:p>0.0779072</text:p>
          </table:table-cell>
          <table:table-cell office:value-type="float" office:value="0.0835762" calcext:value-type="float">
            <text:p>0.0835762</text:p>
          </table:table-cell>
          <table:table-cell office:value-type="float" office:value="0.089059" calcext:value-type="float">
            <text:p>0.089059</text:p>
          </table:table-cell>
          <table:table-cell office:value-type="float" office:value="0.0943779" calcext:value-type="float">
            <text:p>0.0943779</text:p>
          </table:table-cell>
          <table:table-cell office:value-type="float" office:value="0.0995509" calcext:value-type="float">
            <text:p>0.0995509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9046" calcext:value-type="float">
            <text:p>0.119046</text:p>
          </table:table-cell>
        </table:table-row>
      </table:table>
      <table:table table:name="mdot vs power and energy" table:style-name="ta1">
        <table:table-column table:style-name="co1" table:default-cell-style-name="ce4"/>
        <table:table-column table:style-name="co7" table:default-cell-style-name="ce6"/>
        <table:table-column table:style-name="co1" table:number-columns-repeated="11" table:default-cell-style-name="ce6"/>
        <table:table-column table:style-name="co1" table:default-cell-style-name="ce5"/>
        <table:table-column table:style-name="co1" table:default-cell-style-name="ce8"/>
        <table:table-row table:style-name="ro1">
          <table:table-cell/>
          <table:table-cell table:style-name="ce5" table:number-columns-repeated="1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1" table:number-rows-spanned="1">
            <text:p>Power [Mwe]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re Lifetime [years]</text:p>
          </table:table-cell>
          <table:table-cell office:value-type="float" office:value="35" calcext:value-type="float">
            <text:p>35</text:p>
          </table:table-cell>
          <table:table-cell table:formula="of:=[.C3]+5" office:value-type="float" office:value="40" calcext:value-type="float">
            <text:p>40</text:p>
          </table:table-cell>
          <table:table-cell table:formula="of:=[.D3]+5" office:value-type="float" office:value="45" calcext:value-type="float">
            <text:p>45</text:p>
          </table:table-cell>
          <table:table-cell table:formula="of:=[.E3]+5" office:value-type="float" office:value="50" calcext:value-type="float">
            <text:p>50</text:p>
          </table:table-cell>
          <table:table-cell table:formula="of:=[.F3]+5" office:value-type="float" office:value="55" calcext:value-type="float">
            <text:p>55</text:p>
          </table:table-cell>
          <table:table-cell table:formula="of:=[.G3]+5" office:value-type="float" office:value="60" calcext:value-type="float">
            <text:p>60</text:p>
          </table:table-cell>
          <table:table-cell table:formula="of:=[.H3]+5" office:value-type="float" office:value="65" calcext:value-type="float">
            <text:p>65</text:p>
          </table:table-cell>
          <table:table-cell table:formula="of:=[.I3]+5" office:value-type="float" office:value="70" calcext:value-type="float">
            <text:p>70</text:p>
          </table:table-cell>
          <table:table-cell table:formula="of:=[.J3]+5" office:value-type="float" office:value="75" calcext:value-type="float">
            <text:p>75</text:p>
          </table:table-cell>
          <table:table-cell table:formula="of:=[.K3]+5" office:value-type="float" office:value="80" calcext:value-type="float">
            <text:p>80</text:p>
          </table:table-cell>
          <table:table-cell table:formula="of:=[.L3]+5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7846" calcext:value-type="float">
            <text:p>0.167846</text:p>
          </table:table-cell>
          <table:table-cell office:value-type="float" office:value="0.18006" calcext:value-type="float">
            <text:p>0.18006</text:p>
          </table:table-cell>
          <table:table-cell office:value-type="float" office:value="0.191872" calcext:value-type="float">
            <text:p>0.191872</text:p>
          </table:table-cell>
          <table:table-cell office:value-type="float" office:value="0.203331" calcext:value-type="float">
            <text:p>0.203331</text:p>
          </table:table-cell>
          <table:table-cell office:value-type="float" office:value="0.214476" calcext:value-type="float">
            <text:p>0.214476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5945" calcext:value-type="float">
            <text:p>0.235945</text:p>
          </table:table-cell>
          <table:table-cell office:value-type="float" office:value="0.246318" calcext:value-type="float">
            <text:p>0.246318</text:p>
          </table:table-cell>
          <table:table-cell office:value-type="float" office:value="0.256477" calcext:value-type="float">
            <text:p>0.256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33219" calcext:value-type="float">
            <text:p>0.133219</text:p>
          </table:table-cell>
          <table:table-cell office:value-type="float" office:value="0.142913" calcext:value-type="float">
            <text:p>0.142913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0.161384" calcext:value-type="float">
            <text:p>0.161384</text:p>
          </table:table-cell>
          <table:table-cell office:value-type="float" office:value="0.17023" calcext:value-type="float">
            <text:p>0.17023</text:p>
          </table:table-cell>
          <table:table-cell office:value-type="float" office:value="0.178851" calcext:value-type="float">
            <text:p>0.178851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0.203566" calcext:value-type="float">
            <text:p>0.203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84255" calcext:value-type="float">
            <text:p>0.0984255</text:p>
          </table:table-cell>
          <table:table-cell office:value-type="float" office:value="0.107589" calcext:value-type="float">
            <text:p>0.107589</text:p>
          </table:table-cell>
          <table:table-cell office:value-type="float" office:value="0.116378" calcext:value-type="float">
            <text:p>0.116378</text:p>
          </table:table-cell>
          <table:table-cell office:value-type="float" office:value="0.124846" calcext:value-type="float">
            <text:p>0.124846</text:p>
          </table:table-cell>
          <table:table-cell office:value-type="float" office:value="0.133036" calcext:value-type="float">
            <text:p>0.133036</text:p>
          </table:table-cell>
          <table:table-cell office:value-type="float" office:value="0.140982" calcext:value-type="float">
            <text:p>0.140982</text:p>
          </table:table-cell>
          <table:table-cell office:value-type="float" office:value="0.148709" calcext:value-type="float">
            <text:p>0.148709</text:p>
          </table:table-cell>
          <table:table-cell office:value-type="float" office:value="0.156241" calcext:value-type="float">
            <text:p>0.156241</text:p>
          </table:table-cell>
          <table:table-cell office:value-type="float" office:value="0.163595" calcext:value-type="float">
            <text:p>0.163595</text:p>
          </table:table-cell>
          <table:table-cell office:value-type="float" office:value="0.170787" calcext:value-type="float">
            <text:p>0.170787</text:p>
          </table:table-cell>
          <table:table-cell office:value-type="float" office:value="0.177831" calcext:value-type="float">
            <text:p>0.1778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894255" calcext:value-type="float">
            <text:p>0.0894255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5736" calcext:value-type="float">
            <text:p>0.105736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20872" calcext:value-type="float">
            <text:p>0.120872</text:p>
          </table:table-cell>
          <table:table-cell office:value-type="float" office:value="0.12809" calcext:value-type="float">
            <text:p>0.12809</text:p>
          </table:table-cell>
          <table:table-cell office:value-type="float" office:value="0.135111" calcext:value-type="float">
            <text:p>0.135111</text:p>
          </table:table-cell>
          <table:table-cell office:value-type="float" office:value="0.141954" calcext:value-type="float">
            <text:p>0.141954</text:p>
          </table:table-cell>
          <table:table-cell office:value-type="float" office:value="0.148636" calcext:value-type="float">
            <text:p>0.148636</text:p>
          </table:table-cell>
          <table:table-cell office:value-type="float" office:value="0.155171" calcext:value-type="float">
            <text:p>0.155171</text:p>
          </table:table-cell>
          <table:table-cell office:value-type="float" office:value="0.16157" calcext:value-type="float">
            <text:p>0.16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30153" calcext:value-type="float">
            <text:p>0.0830153</text:p>
          </table:table-cell>
          <table:table-cell office:value-type="float" office:value="0.0907443" calcext:value-type="float">
            <text:p>0.0907443</text:p>
          </table:table-cell>
          <table:table-cell office:value-type="float" office:value="0.098157" calcext:value-type="float">
            <text:p>0.098157</text:p>
          </table:table-cell>
          <table:table-cell office:value-type="float" office:value="0.105299" calcext:value-type="float">
            <text:p>0.105299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0.118909" calcext:value-type="float">
            <text:p>0.118909</text:p>
          </table:table-cell>
          <table:table-cell office:value-type="float" office:value="0.125426" calcext:value-type="float">
            <text:p>0.125426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.137981" calcext:value-type="float">
            <text:p>0.137981</text:p>
          </table:table-cell>
          <table:table-cell office:value-type="float" office:value="0.144048" calcext:value-type="float">
            <text:p>0.144048</text:p>
          </table:table-cell>
          <table:table-cell office:value-type="float" office:value="0.149989" calcext:value-type="float">
            <text:p>0.149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781204" calcext:value-type="float">
            <text:p>0.0781204</text:p>
          </table:table-cell>
          <table:table-cell office:value-type="float" office:value="0.0853937" calcext:value-type="float">
            <text:p>0.0853937</text:p>
          </table:table-cell>
          <table:table-cell office:value-type="float" office:value="0.0923692" calcext:value-type="float">
            <text:p>0.0923692</text:p>
          </table:table-cell>
          <table:table-cell office:value-type="float" office:value="0.0990906" calcext:value-type="float">
            <text:p>0.0990906</text:p>
          </table:table-cell>
          <table:table-cell office:value-type="float" office:value="0.105591" calcext:value-type="float">
            <text:p>0.105591</text:p>
          </table:table-cell>
          <table:table-cell office:value-type="float" office:value="0.111897" calcext:value-type="float">
            <text:p>0.111897</text:p>
          </table:table-cell>
          <table:table-cell office:value-type="float" office:value="0.118031" calcext:value-type="float">
            <text:p>0.118031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141145" calcext:value-type="float">
            <text:p>0.1411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742077" calcext:value-type="float">
            <text:p>0.0742077</text:p>
          </table:table-cell>
          <table:table-cell office:value-type="float" office:value="0.0811167" calcext:value-type="float">
            <text:p>0.0811167</text:p>
          </table:table-cell>
          <table:table-cell office:value-type="float" office:value="0.0877429" calcext:value-type="float">
            <text:p>0.0877429</text:p>
          </table:table-cell>
          <table:table-cell office:value-type="float" office:value="0.0941275" calcext:value-type="float">
            <text:p>0.0941275</text:p>
          </table:table-cell>
          <table:table-cell office:value-type="float" office:value="0.100303" calcext:value-type="float">
            <text:p>0.100303</text:p>
          </table:table-cell>
          <table:table-cell office:value-type="float" office:value="0.106293" calcext:value-type="float">
            <text:p>0.106293</text:p>
          </table:table-cell>
          <table:table-cell office:value-type="float" office:value="0.112119" calcext:value-type="float">
            <text:p>0.112119</text:p>
          </table:table-cell>
          <table:table-cell office:value-type="float" office:value="0.117797" calcext:value-type="float">
            <text:p>0.117797</text:p>
          </table:table-cell>
          <table:table-cell office:value-type="float" office:value="0.123342" calcext:value-type="float">
            <text:p>0.123342</text:p>
          </table:table-cell>
          <table:table-cell office:value-type="float" office:value="0.128765" calcext:value-type="float">
            <text:p>0.128765</text:p>
          </table:table-cell>
          <table:table-cell office:value-type="float" office:value="0.134075" calcext:value-type="float">
            <text:p>0.1340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709771" calcext:value-type="float">
            <text:p>0.0709771</text:p>
          </table:table-cell>
          <table:table-cell office:value-type="float" office:value="0.0775853" calcext:value-type="float">
            <text:p>0.0775853</text:p>
          </table:table-cell>
          <table:table-cell office:value-type="float" office:value="0.083923" calcext:value-type="float">
            <text:p>0.083923</text:p>
          </table:table-cell>
          <table:table-cell office:value-type="float" office:value="0.0900298" calcext:value-type="float">
            <text:p>0.0900298</text:p>
          </table:table-cell>
          <table:table-cell office:value-type="float" office:value="0.0959359" calcext:value-type="float">
            <text:p>0.0959359</text:p>
          </table:table-cell>
          <table:table-cell office:value-type="float" office:value="0.101665" calcext:value-type="float">
            <text:p>0.101665</text:p>
          </table:table-cell>
          <table:table-cell office:value-type="float" office:value="0.107238" calcext:value-type="float">
            <text:p>0.107238</text:p>
          </table:table-cell>
          <table:table-cell office:value-type="float" office:value="0.112669" calcext:value-type="float">
            <text:p>0.112669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123159" calcext:value-type="float">
            <text:p>0.123159</text:p>
          </table:table-cell>
          <table:table-cell office:value-type="float" office:value="0.128239" calcext:value-type="float">
            <text:p>0.1282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682444" calcext:value-type="float">
            <text:p>0.0682444</text:p>
          </table:table-cell>
          <table:table-cell office:value-type="float" office:value="0.0745982" calcext:value-type="float">
            <text:p>0.0745982</text:p>
          </table:table-cell>
          <table:table-cell office:value-type="float" office:value="0.080692" calcext:value-type="float">
            <text:p>0.080692</text:p>
          </table:table-cell>
          <table:table-cell office:value-type="float" office:value="0.0865636" calcext:value-type="float">
            <text:p>0.0865636</text:p>
          </table:table-cell>
          <table:table-cell office:value-type="float" office:value="0.0922424" calcext:value-type="float">
            <text:p>0.0922424</text:p>
          </table:table-cell>
          <table:table-cell office:value-type="float" office:value="0.0977513" calcext:value-type="float">
            <text:p>0.0977513</text:p>
          </table:table-cell>
          <table:table-cell office:value-type="float" office:value="0.103109" calcext:value-type="float">
            <text:p>0.103109</text:p>
          </table:table-cell>
          <table:table-cell office:value-type="float" office:value="0.108331" calcext:value-type="float">
            <text:p>0.108331</text:p>
          </table:table-cell>
          <table:table-cell office:value-type="float" office:value="0.11343" calcext:value-type="float">
            <text:p>0.11343</text:p>
          </table:table-cell>
          <table:table-cell office:value-type="float" office:value="0.118417" calcext:value-type="float">
            <text:p>0.118417</text:p>
          </table:table-cell>
          <table:table-cell office:value-type="float" office:value="0.123301" calcext:value-type="float">
            <text:p>0.1233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658893" calcext:value-type="float">
            <text:p>0.0658893</text:p>
          </table:table-cell>
          <table:table-cell office:value-type="float" office:value="0.0720238" calcext:value-type="float">
            <text:p>0.0720238</text:p>
          </table:table-cell>
          <table:table-cell office:value-type="float" office:value="0.0779072" calcext:value-type="float">
            <text:p>0.0779072</text:p>
          </table:table-cell>
          <table:table-cell office:value-type="float" office:value="0.0835762" calcext:value-type="float">
            <text:p>0.0835762</text:p>
          </table:table-cell>
          <table:table-cell office:value-type="float" office:value="0.089059" calcext:value-type="float">
            <text:p>0.089059</text:p>
          </table:table-cell>
          <table:table-cell office:value-type="float" office:value="0.0943779" calcext:value-type="float">
            <text:p>0.0943779</text:p>
          </table:table-cell>
          <table:table-cell office:value-type="float" office:value="0.0995509" calcext:value-type="float">
            <text:p>0.0995509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09516" calcext:value-type="float">
            <text:p>0.109516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9046" calcext:value-type="float">
            <text:p>0.11904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12"/>
          <table:table-cell table:number-columns-repeated="2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/>
          <table:table-cell table:style-name="Default" office:value-type="string" calcext:value-type="string">
            <text:p>Inner core coolant flow rate needed to cool fuel to achieve the power and core lifetime indicated</text:p>
          </table:table-cell>
          <table:table-cell table:style-name="Default" table:number-columns-repeated="13"/>
        </table:table-row>
      </table:table>
      <table:table table:name="scheduling ideas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ANTT Section 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date" office:date-value="2019-02-27" calcext:value-type="date">
            <text:p>02/27/19</text:p>
          </table:table-cell>
          <table:table-cell office:value-type="string" calcext:value-type="string">
            <text:p>core size and flow rate vs power, energy, pump power, consequential power in outer core and required cooling</text:p>
          </table:table-cell>
        </table:table-row>
        <table:table-row table:style-name="ro1">
          <table:table-cell table:number-columns-repeated="2"/>
          <table:table-cell office:value-type="date" office:date-value="2019-03-06" calcext:value-type="date">
            <text:p>03/06/19</text:p>
          </table:table-cell>
          <table:table-cell office:value-type="string" calcext:value-type="string">
            <text:p>pitch for natural convection, vibrational safety, corrosion, neutron transparency; more rankine cycle</text:p>
          </table:table-cell>
        </table:table-row>
        <table:table-row table:style-name="ro1">
          <table:table-cell table:number-columns-repeated="2"/>
          <table:table-cell office:value-type="date" office:date-value="2019-03-13" calcext:value-type="date">
            <text:p>03/13/19</text:p>
          </table:table-cell>
          <table:table-cell office:value-type="string" calcext:value-type="string">
            <text:p>update core size calculations based on pitch, do outer core design</text:p>
          </table:table-cell>
        </table:table-row>
        <table:table-row table:style-name="ro1">
          <table:table-cell table:number-columns-repeated="2"/>
          <table:table-cell office:value-type="date" office:date-value="2019-03-20" calcext:value-type="date">
            <text:p>03/20/1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9-03-25" calcext:value-type="date">
            <text:p>03/25/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20:21:27.506749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0:21:28.941234498</meta:creation-date>
    <meta:editing-duration>PT21M43S</meta:editing-duration>
    <meta:editing-cycles>5</meta:editing-cycles>
    <meta:generator>LibreOffice/5.1.6.2$Linux_X86_64 LibreOffice_project/10m0$Build-2</meta:generator>
    <dc:date>2019-02-28T21:07:19.349832798</dc:date>
    <meta:document-statistic meta:table-count="3" meta:cell-count="290" meta:object-count="0"/>
  </office:meta>
</office:document-meta>
</file>